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subtitle">
      <style:graphic-properties draw:fill-color="#ffffff" draw:auto-grow-height="true" fo:min-height="13.229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outline1">
      <style:graphic-properties fo:min-height="13.229cm"/>
    </style:style>
    <style:style style:name="pr6" style:family="presentation" style:parent-style-name="lyt-cool-notes">
      <style:graphic-properties draw:fill-color="#ffffff" fo:min-height="11.409cm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layer="layout" svg:width="23.911cm" svg:height="3.506cm" svg:x="2.058cm" svg:y="1.543cm" presentation:class="title">
          <draw:text-box>
            <text:p>MVC: Model, View, Controller</text:p>
          </draw:text-box>
        </draw:frame>
        <draw:frame presentation:style-name="pr2" draw:text-style-name="P1" draw:layer="layout" svg:width="23.911cm" svg:height="13.229cm" svg:x="2.089cm" svg:y="0.6cm" presentation:class="subtitle" presentation:user-transformed="true">
          <draw:text-box>
            <text:p text:style-name="P1">MVC is an architectural pattern that separates an application into 3 main logical components: the model, the view and the controller.</text:p>
          </draw:text-box>
        </draw:frame>
        <draw:ellipse draw:style-name="gr1" draw:text-style-name="P2" draw:layer="layout" svg:width="5.4cm" svg:height="5cm" svg:x="9cm" svg:y="10.6cm">
          <text:p text:style-name="P2">Controller</text:p>
        </draw:ellipse>
        <draw:line draw:style-name="gr2" draw:text-style-name="P2" draw:layer="layout" svg:x1="15cm" svg:y1="12.2cm" svg:x2="21.2cm" svg:y2="10.6cm">
          <text:p/>
        </draw:line>
        <draw:line draw:style-name="gr2" draw:text-style-name="P2" draw:layer="layout" svg:x1="20.8cm" svg:y1="10.2cm" svg:x2="14.8cm" svg:y2="11.8cm">
          <text:p/>
        </draw:line>
        <draw:line draw:style-name="gr2" draw:text-style-name="P2" draw:layer="layout" svg:x1="12.8cm" svg:y1="15.6cm" svg:x2="15.2cm" svg:y2="17.8cm">
          <text:p/>
        </draw:line>
        <draw:rect draw:style-name="gr1" draw:text-style-name="P2" draw:layer="layout" svg:width="3.2cm" svg:height="1.8cm" draw:transform="skewX (0.004363323129985) rotate (0.0047123889803838) translate (3.2cm 12.015cm)">
          <text:p text:style-name="P2">Browser</text:p>
        </draw:rect>
        <draw:ellipse draw:style-name="gr1" draw:text-style-name="P2" draw:layer="layout" svg:width="4cm" svg:height="2.8cm" svg:x="21.6cm" svg:y="9cm">
          <text:p text:style-name="P2">Model</text:p>
        </draw:ellipse>
        <draw:ellipse draw:style-name="gr1" draw:text-style-name="P2" draw:layer="layout" svg:width="3.8cm" svg:height="2.8cm" svg:x="14.8cm" svg:y="17.6cm">
          <text:p text:style-name="P2">Views</text:p>
        </draw:ellipse>
        <draw:line draw:style-name="gr2" draw:text-style-name="P2" draw:layer="layout" svg:x1="23.6cm" svg:y1="12cm" svg:x2="23.6cm" svg:y2="14.4cm">
          <text:p/>
        </draw:line>
        <draw:line draw:style-name="gr2" draw:text-style-name="P2" draw:layer="layout" svg:x1="24cm" svg:y1="14.4cm" svg:x2="24cm" svg:y2="12cm">
          <text:p/>
        </draw:line>
        <draw:rect draw:style-name="gr1" draw:text-style-name="P2" draw:layer="layout" svg:width="3.4cm" svg:height="3cm" svg:x="22cm" svg:y="14.8cm">
          <text:p text:style-name="P2">Database</text:p>
        </draw:rect>
        <draw:line draw:style-name="gr2" draw:text-style-name="P2" draw:layer="layout" svg:x1="6.8cm" svg:y1="13.2cm" svg:x2="8.8cm" svg:y2="13.2cm">
          <text:p/>
        </draw:line>
        <draw:line draw:style-name="gr2" draw:text-style-name="P2" draw:layer="layout" svg:x1="8.8cm" svg:y1="12.8cm" svg:x2="6.8cm" svg:y2="12.8cm">
          <text:p/>
        </draw:line>
        <draw:line draw:style-name="gr2" draw:text-style-name="P2" draw:layer="layout" svg:x1="15.4cm" svg:y1="17.4cm" svg:x2="13.2cm" svg:y2="15.4cm">
          <text:p/>
        </draw:lin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4" draw:layer="layout" svg:width="23.911cm" svg:height="3.506cm" svg:x="2.058cm" svg:y="1.543cm" presentation:class="title">
          <draw:text-box>
            <text:p>Model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4">
              <text:list-header>
                <text:p text:style-name="P2">The model represents all the <text:span text:style-name="T1">data-related</text:span> logic.</text:p>
                <text:p text:style-name="P2"/>
              </text:list-header>
              <text:list-item>
                <text:p text:style-name="P3">It retrieves information from the database.</text:p>
              </text:list-item>
              <text:list-item>
                <text:p text:style-name="P3">It writes information to the database.</text:p>
              </text:list-item>
              <text:list-item>
                <text:p text:style-name="P3">It is responsible for maintaining the state and integrity of the data: it needs to control what goes in the database and HOW it is formulated/constructed.</text:p>
              </text:list-item>
              <text:list-item>
                <text:p text:style-name="P3">The model should not interact directly with the view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4" draw:layer="layout" svg:width="23.911cm" svg:height="3.506cm" svg:x="2.058cm" svg:y="1.543cm" presentation:class="title">
          <draw:text-box>
            <text:p>View</text:p>
          </draw:text-box>
        </draw:frame>
        <draw:frame presentation:style-name="pr5" draw:text-style-name="P2" draw:layer="layout" svg:width="23.911cm" svg:height="13.229cm" svg:x="2.058cm" svg:y="5.838cm" presentation:class="outline">
          <draw:text-box>
            <text:list text:style-name="L4">
              <text:list-header>
                <text:p text:style-name="P2">View is everything that pertains to client-side presentation.</text:p>
                <text:p text:style-name="P2"/>
              </text:list-header>
              <text:list-item>
                <text:p text:style-name="P3">It is a “template” to render to the client.</text:p>
              </text:list-item>
              <text:list-item>
                <text:p text:style-name="P3">It includes all user-side logic/components.</text:p>
              </text:list-item>
              <text:list-item>
                <text:p text:style-name="P3">It gets its data from the controller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4" draw:layer="layout" svg:width="23.911cm" svg:height="3.506cm" svg:x="2.058cm" svg:y="1.543cm" presentation:class="title">
          <draw:text-box>
            <text:p>Controller</text:p>
          </draw:text-box>
        </draw:frame>
        <draw:frame presentation:style-name="pr5" draw:text-style-name="P2" draw:layer="layout" svg:width="23.911cm" svg:height="13.229cm" svg:x="2.058cm" svg:y="5.838cm" presentation:class="outline">
          <draw:text-box>
            <text:list text:style-name="L4">
              <text:list-header>
                <text:p text:style-name="P2">It is the intermediary between the other components.</text:p>
                <text:p text:style-name="P2"/>
              </text:list-header>
              <text:list-item>
                <text:p text:style-name="P3">It dispatches the requests to the right places.</text:p>
              </text:list-item>
              <text:list-item>
                <text:p text:style-name="P3">It feeds the information to the model and the model is responsible of feeding it into the database.</text:p>
              </text:list-item>
              <text:list-item>
                <text:p text:style-name="P3">It collects the requested information from the model.</text:p>
              </text:list-item>
              <text:list-item>
                <text:p text:style-name="P3">It feeds the information to the view and tells it what to render. 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4" draw:layer="layout" svg:width="23.911cm" svg:height="3.506cm" svg:x="2.058cm" svg:y="1.543cm" presentation:class="title">
          <draw:text-box>
            <text:p>Why?</text:p>
          </draw:text-box>
        </draw:frame>
        <draw:frame presentation:style-name="pr5" draw:layer="layout" svg:width="23.911cm" svg:height="13.229cm" svg:x="2.058cm" svg:y="5.838cm" presentation:class="outline" presentation:user-transformed="true">
          <draw:text-box>
            <text:list text:style-name="L4">
              <text:list-header>
                <text:p>As you have “Separation of concerns” in HTML/CSS/JS, you have “Separation of concepts” for the back-end.</text:p>
                <text:p>It allows:</text:p>
              </text:list-header>
              <text:list-item>
                <text:p>Better code organization.</text:p>
              </text:list-item>
              <text:list-item>
                <text:p>More modularity.</text:p>
              </text:list-item>
              <text:list-item>
                <text:p>Easier maintainability.</text:p>
                <text:p>By keeping everything separated, developers can work together on different pieces without playing all in the same file. <text:s/>It also helps code reusability as every part is responsible for a small action, so you can plug-n-play the different snippets of codes more easily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4" draw:layer="layout" svg:width="23.911cm" svg:height="3.506cm" svg:x="2.058cm" svg:y="1.543cm" presentation:class="title" presentation:user-transformed="true">
          <draw:text-box>
            <text:p>Troubleshooting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4">
              <text:list-item>
                <text:p>If you have a problem with the rendering on the webpage, you go to the views. <text:s/></text:p>
              </text:list-item>
              <text:list-item>
                <text:p>If the problem is in data entry, you go to the model. <text:s/></text:p>
              </text:list-item>
              <text:list-item>
                <text:p>Everything is separated so you can isolate the components and test them individually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4" draw:layer="layout" svg:width="23.911cm" svg:height="3.506cm" svg:x="2.058cm" svg:y="1.543cm" presentation:class="title">
          <draw:text-box>
            <text:p>Schemas</text:p>
          </draw:text-box>
        </draw:frame>
        <draw:frame presentation:style-name="pr5" draw:layer="layout" svg:width="23.911cm" svg:height="15.329cm" svg:x="2.058cm" svg:y="5.838cm" presentation:class="outline" presentation:user-transformed="true">
          <draw:text-box>
            <text:list text:style-name="L4">
              <text:list-header>
                <text:p text:style-name="P2">Data schemas are the skeletons of the data.</text:p>
                <text:p text:style-name="P3">When storing information in the database, it is important to format the data in a way that protects the integrity of the data. <text:s/>It also needs to make it retrievable and usable.</text:p>
                <text:p text:style-name="P3">A schema is mostly there to enforce and validate fields before data is stored in the database. </text:p>
                <text:p text:style-name="P3">A schema in “human words” could be:</text:p>
              </text:list-header>
              <text:list-item>
                <text:p text:style-name="P3">Field “name” is mandatory and needs to be a string.</text:p>
              </text:list-item>
              <text:list-item>
                <text:p text:style-name="P3">Field “date” is mandatory and needs to be “YYYY-MM-DD”</text:p>
              </text:list-item>
              <text:list-item>
                <text:p text:style-name="P3">Field “age” is optional BUT needs to be a number if entered.</text:p>
                <text:p text:style-name="P3"/>
                <text:p/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imie Drolet</meta:initial-creator>
    <meta:creation-date>2023-06-30T14:16:02.46</meta:creation-date>
    <meta:editing-duration>PT14M17S</meta:editing-duration>
    <meta:editing-cycles>2</meta:editing-cycles>
    <dc:date>2023-06-30T15:02:59.90</dc:date>
    <dc:creator>Jaimie Drolet</dc:creator>
    <meta:document-statistic meta:object-count="76"/>
    <meta:generator>OpenOffice/4.1.5$Win32 OpenOffice.org_project/415m1$Build-9789</meta:generator>
  </office:meta>
</office:document-meta>
</file>